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277478311101468102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27655286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674399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675010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5521078906072307101" text:style-name="L2">
        <text:list-item>
          <text:list>
            <text:list-item>
              <text:p text:style-name="P24">miles in the last week</text:p>
              <text:p text:style-name="P26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6"><text:span text:style-name="T9"/></text:p>
      <text:p text:style-name="P6"><text:span text:style-name="T9">Tues Dec 11, 2018 </text:span><text:span text:style-name="T7">3.5 miles</text:span></text:p>
      <text:p text:style-name="P6"><text:span text:style-name="T9">I ran and walked 3.5 miles on the Wise Center indoor track and averaged 10:57/mile.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2T07:46:06.43</dc:date>
    <dc:creator>James  Lombardi</dc:creator>
    <meta:editing-duration>P6DT16H36M19S</meta:editing-duration>
    <meta:editing-cycles>546</meta:editing-cycles>
    <meta:generator>OpenOffice/4.1.2$Win32 OpenOffice.org_project/412m3$Build-9782</meta:generator>
    <meta:document-statistic meta:table-count="0" meta:image-count="0" meta:object-count="0" meta:page-count="9" meta:paragraph-count="231" meta:word-count="3025" meta:character-count="15259"/>
  </office:meta>
</office:document-meta>
</file>